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Roboto Condensed" svg:font-family="'Roboto Condensed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loext:contextual-spacing="false"/>
      <style:text-properties fo:color="#333333" style:font-name="Georgia" fo:font-size="10pt" style:font-size-asian="10pt" style:font-size-complex="10pt"/>
    </style:style>
    <style:style style:name="P3" style:family="paragraph" style:parent-style-name="Text_20_body">
      <style:paragraph-properties fo:margin-top="0cm" fo:margin-bottom="0.265cm" loext:contextual-spacing="false" style:line-height-at-least="0.609cm"/>
      <style:text-properties fo:color="#333333" style:font-name="Georgia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529cm" loext:contextual-spacing="false" style:line-height-at-least="0.609cm" fo:text-indent="0cm" style:auto-text-indent="false"/>
      <style:text-properties fo:color="#333333" style:font-name="Georgia" fo:font-size="11pt" fo:font-weight="bold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.529cm" loext:contextual-spacing="false" style:line-height-at-least="0.609cm" fo:text-indent="0cm" style:auto-text-indent="false"/>
      <style:text-properties fo:color="#333333" style:font-name="Georgia"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529cm" loext:contextual-spacing="false" fo:line-height="100%" fo:text-indent="0cm" style:auto-text-indent="false"/>
      <style:text-properties fo:color="#333333" style:font-name="Georgia" fo:font-size="10pt" style:font-size-asian="10pt" style:font-size-complex="10pt"/>
    </style:style>
    <style:style style:name="P7" style:family="paragraph" style:parent-style-name="Text_20_body">
      <style:paragraph-properties fo:margin-top="0.265cm" fo:margin-bottom="0.265cm" loext:contextual-spacing="false" style:line-height-at-least="0.609cm"/>
      <style:text-properties fo:color="#333333" style:font-name="Georgia" fo:font-size="10pt" style:font-size-asian="10pt" style:font-size-complex="10pt"/>
    </style:style>
    <style:style style:name="P8" style:family="paragraph" style:parent-style-name="Text_20_body" style:list-style-name="L1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9" style:family="paragraph" style:parent-style-name="Text_20_body" style:list-style-name="L2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10" style:family="paragraph" style:parent-style-name="Text_20_body" style:list-style-name="L3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11" style:family="paragraph" style:parent-style-name="Text_20_body" style:list-style-name="L4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12" style:family="paragraph" style:parent-style-name="Text_20_body" style:list-style-name="L5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13" style:family="paragraph" style:parent-style-name="Text_20_body" style:list-style-name="L6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14" style:family="paragraph" style:parent-style-name="Text_20_body" style:list-style-name="L7">
      <style:paragraph-properties fo:margin-top="0.265cm" fo:margin-bottom="0.265cm" loext:contextual-spacing="false" fo:line-height="100%"/>
      <style:text-properties fo:color="#333333" style:font-name="Georgia" fo:font-size="10pt" style:font-size-asian="10pt" style:font-size-complex="10pt"/>
    </style:style>
    <style:style style:name="P15" style:family="paragraph" style:parent-style-name="Heading_20_1">
      <style:text-properties fo:color="#333333" style:font-name="Roboto Condensed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VRTX Real-Time Operating System</text:h>
      <text:p text:style-name="P2">Source: Mentor Graphics Corporation</text:p>
      <text:p text:style-name="P3">The VRTX Real-Time Operating System (RTOS) provides an advanced, high-performance, modular solution for embedded systems based on a wide range of target processors and cores</text:p>
      <text:p text:style-name="P7">Mentor Graphics Corporational-Time Operating System (RTOS) provides an advanced, high-performance, modular solution for embedded systems based on a wide range of target processors and cores. VRTX leads the industry in reliability, real-time performance, and advanced software development tools.</text:p>
      <text:p text:style-name="P5">As a testament to its reliability, VRTX is the only commercial RTOS certifiable under the US FAA's stringent RTCA/ DO-178B level A standard for mission-critical aerospace systems, the highest in the avionics industry. To achieve this, VRTX has undergone rigorous 100% code coverage testing and requirements traceability analysis.</text:p>
      <text:p text:style-name="P5">VRTX also scales to meet your memory and functionality requirements, whether you need a compact multitasking executive or a complete OS with advanced features such as POSIX, memory protection, priority inheritance, Java, and comprehensive networking support.</text:p>
      <text:p text:style-name="P5">With an 18-year track record of upward compatibility, VRTX enables you to easily reuse software from one design generation to the next.</text:p>
      <text:p text:style-name="P4">Major Product Features:</text:p>
      <text:list xml:id="list2055878225" text:style-name="L1">
        <text:list-item>
          <text:p text:style-name="P8">Premier multitasking development tools reduce time-to-market</text:p>
        </text:list-item>
      </text:list>
      <text:list xml:id="list1221859002" text:style-name="L2">
        <text:list-item>
          <text:p text:style-name="P9">Proven technology provides a solid foundation for your application</text:p>
        </text:list-item>
      </text:list>
      <text:list xml:id="list2173184401" text:style-name="L3">
        <text:list-item>
          <text:p text:style-name="P10">Deterministic, preemptive multitasking kernels deliver industry-leading performance</text:p>
        </text:list-item>
      </text:list>
      <text:list xml:id="list1532501622" text:style-name="L4">
        <text:list-item>
          <text:p text:style-name="P11">Scalable solutions maximize your flexibility in making performance, functionality, and size tradeoffs</text:p>
        </text:list-item>
      </text:list>
      <text:list xml:id="list2516934735" text:style-name="L5">
        <text:list-item>
          <text:p text:style-name="P12">MMU support enhances reliability and optimizes performance through fine-grain cache control</text:p>
        </text:list-item>
      </text:list>
      <text:list xml:id="list4226097430" text:style-name="L6">
        <text:list-item>
          <text:p text:style-name="P13">Standard POSIX interfaces provide familiar, intuitive APIs and ease host-based prototyping</text:p>
        </text:list-item>
      </text:list>
      <text:list xml:id="list2685579495" text:style-name="L7">
        <text:list-item>
          <text:p text:style-name="P14">18-year track record of upward compatibility preserves investment in existing code</text:p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Roboto Condensed" svg:font-family="'Roboto Condensed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31:16.577629312</meta:creation-date>
    <dc:date>2018-02-01T14:33:39.572191520</dc:date>
    <meta:editing-duration>PT22S</meta:editing-duration>
    <meta:editing-cycles>1</meta:editing-cycles>
    <meta:document-statistic meta:table-count="0" meta:image-count="0" meta:object-count="0" meta:page-count="1" meta:paragraph-count="15" meta:word-count="254" meta:character-count="1858" meta:non-whitespace-character-count="1626"/>
    <meta:generator>LibreOffice/5.3.7.2.0$Linux_X86_64 LibreOffice_project/30m0$Build-2</meta:generator>
  </office:meta>
</office:document-meta>
</file>